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2mm"/>
    </style:style>
    <style:style style:name="co3" style:family="table-column">
      <style:table-column-properties fo:break-before="auto" style:column-width="31.0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fo:background-color="#faa61a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</table:table>
      <table:table table:name="2019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9" table:formula="of:=SUM([.A2:.A71])" office:value-type="float" office:value="138" calcext:value-type="float">
            <text:p>138</text:p>
          </table:table-cell>
          <table:table-cell table:style-name="ce19" table:number-columns-repeated="1023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2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31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32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1022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00/00/00</text:date>, <text:time style:data-style-name="N2" text:time-value="19:15:41.357389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5T19:17:04.668927487</dc:date>
    <meta:creation-date>2014-12-14T08:12:00Z</meta:creation-date>
    <meta:editing-cycles>532</meta:editing-cycles>
    <meta:editing-duration>PT22H40M31S</meta:editing-duration>
    <meta:generator>LibreOffice/6.0.7.3$Linux_X86_64 LibreOffice_project/00m0$Build-3</meta:generator>
    <meta:document-statistic meta:table-count="10" meta:cell-count="1602" meta:object-count="0"/>
  </office:meta>
</office:document-meta>
</file>